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360C8271A4FC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2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68cm" svg:x="-0.015cm" svg:y="0.111cm">
          <draw:image xlink:href="Pictures/10000000000005DC0000043DFB360C8271A4FC74.jpg" xlink:type="simple" xlink:show="embed" xlink:actuate="onLoad">
            <text:p/>
          </draw:image>
        </draw:frame>
        <draw:frame draw:style-name="gr2" draw:text-style-name="P7" draw:layer="layout" svg:width="24.487cm" svg:height="11.572cm" svg:x="1.757cm" svg:y="3.525cm">
          <draw:text-box>
            <text:p text:style-name="P2"><text:span text:style-name="T1">Conversão de Saulo</text:span></text:p>
            <text:p text:style-name="P3"><text:span text:style-name="T2">(</text:span><text:span text:style-name="T3">Atos 9.1-19</text:span><text:span text:style-name="T2">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8:34.250000000</dc:date>
    <meta:editing-duration>PT37M27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